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8">
            <text:p>14.800</text:p>
          </table:table-cell>
          <table:table-cell office:value-type="float" office:value="10">
            <text:p>10</text:p>
          </table:table-cell>
          <table:table-cell table:formula="of:=[.C3]*1.01" office:value-type="float" office:value="16.3484074560858">
            <text:p>16.3484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3">
            <text:p>11.30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4822300171466">
            <text:p>12.4822</text:p>
          </table:table-cell>
          <table:table-cell table:style-name="ce3" office:value-type="float" office:value="11.97">
            <text:p>11.97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3.2223268411721">
            <text:p>13.2223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4.8">
            <text:p>14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6.1865420357285">
            <text:p>16.1865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3">
            <text:p>11.30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3586435813333">
            <text:p>12.3586</text:p>
          </table:table-cell>
          <table:table-cell table:style-name="ce4" table:formula="of:=[.Y2]" office:value-type="float" office:value="11.97">
            <text:p>11.97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3.0914127140318">
            <text:p>13.0914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4.8">
            <text:p>14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6.0262792432956">
            <text:p>16.0263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3">
            <text:p>11.30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2362807735973">
            <text:p>12.2363</text:p>
          </table:table-cell>
          <table:table-cell table:style-name="ce4" table:formula="of:=[.Y3]" office:value-type="float" office:value="11.97">
            <text:p>11.97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9617947663681">
            <text:p>12.9618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4.8">
            <text:p>14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5.8676032111838">
            <text:p>15.8676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3">
            <text:p>11.30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1151294788092">
            <text:p>12.1151</text:p>
          </table:table-cell>
          <table:table-cell table:style-name="ce4" table:formula="of:=[.Y4]" office:value-type="float" office:value="11.97">
            <text:p>11.97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8334601647209">
            <text:p>12.8335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4.8">
            <text:p>14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5.7104982288948">
            <text:p>15.7105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3">
            <text:p>11.30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1.9951777017913">
            <text:p>11.9952</text:p>
          </table:table-cell>
          <table:table-cell table:style-name="ce4" table:formula="of:=[.Y5]" office:value-type="float" office:value="11.97">
            <text:p>11.97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706396202694">
            <text:p>12.7064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4.8">
            <text:p>14.8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5.55494874148">
            <text:p>15.5549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3">
            <text:p>11.30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1.87641356613">
            <text:p>11.8764</text:p>
          </table:table-cell>
          <table:table-cell table:style-name="ce4" table:formula="of:=[.Y6]" office:value-type="float" office:value="11.97">
            <text:p>11.97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580590299697">
            <text:p>12.5806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4.8">
            <text:p>14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5.400939348">
            <text:p>15.4009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3">
            <text:p>11.30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1.758825313">
            <text:p>11.7588</text:p>
          </table:table-cell>
          <table:table-cell table:style-name="ce4" table:formula="of:=[.Y7]" office:value-type="float" office:value="11.97">
            <text:p>11.97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4560299997">
            <text:p>12.4560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4.8">
            <text:p>14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5.2484548">
            <text:p>15.2485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3">
            <text:p>11.30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1.6424013">
            <text:p>11.6424</text:p>
          </table:table-cell>
          <table:table-cell table:style-name="ce4" table:formula="of:=[.Y8]" office:value-type="float" office:value="11.97">
            <text:p>11.97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2.33270297">
            <text:p>12.3327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4.8">
            <text:p>14.8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5.09748">
            <text:p>15.0975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3">
            <text:p>11.30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52713">
            <text:p>11.5271</text:p>
          </table:table-cell>
          <table:table-cell table:style-name="ce4" table:formula="of:=[.Y9]" office:value-type="float" office:value="11.97">
            <text:p>11.97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2.210597">
            <text:p>12.2106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4.8">
            <text:p>14.8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4.948">
            <text:p>14.948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3">
            <text:p>11.30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413">
            <text:p>11.4130</text:p>
          </table:table-cell>
          <table:table-cell table:style-name="ce4" table:formula="of:=[.Y10]" office:value-type="float" office:value="11.97">
            <text:p>11.97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2.0897">
            <text:p>12.0897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4.8">
            <text:p>14.8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4.8">
            <text:p>14.8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3">
            <text:p>11.30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3">
            <text:p>11.3000</text:p>
          </table:table-cell>
          <table:table-cell table:style-name="ce4" table:formula="of:=[.Y11]" office:value-type="float" office:value="11.97">
            <text:p>11.97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97">
            <text:p>11.97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4.8">
            <text:p>14.8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4.6534653465347">
            <text:p>14.6535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3">
            <text:p>11.30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1881188118812">
            <text:p>11.1881</text:p>
          </table:table-cell>
          <table:table-cell table:style-name="ce4" table:formula="of:=[.Y12]" office:value-type="float" office:value="11.97">
            <text:p>11.97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8514851485149">
            <text:p>11.8515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4.8">
            <text:p>14.8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4.5083815312224">
            <text:p>14.5084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3">
            <text:p>11.30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0773453582982">
            <text:p>11.0773</text:p>
          </table:table-cell>
          <table:table-cell table:style-name="ce4" table:formula="of:=[.Y13]" office:value-type="float" office:value="11.97">
            <text:p>11.97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7341437114008">
            <text:p>11.7341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4.8">
            <text:p>14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4.3647341893291">
            <text:p>14.3647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3">
            <text:p>11.30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0.9676686715824">
            <text:p>10.9677</text:p>
          </table:table-cell>
          <table:table-cell table:style-name="ce4" table:formula="of:=[.Y14]" office:value-type="float" office:value="11.97">
            <text:p>11.97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6179640706939">
            <text:p>11.618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4.8">
            <text:p>14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4.2225090983457">
            <text:p>14.2225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3">
            <text:p>11.30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0.8590778926558">
            <text:p>10.8591</text:p>
          </table:table-cell>
          <table:table-cell table:style-name="ce4" table:formula="of:=[.Y15]" office:value-type="float" office:value="11.97">
            <text:p>11.97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5029347234593">
            <text:p>11.5029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4.8">
            <text:p>14.8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4.0816921765799">
            <text:p>14.0817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3">
            <text:p>11.30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0.7515622699563">
            <text:p>10.7516</text:p>
          </table:table-cell>
          <table:table-cell table:style-name="ce4" table:formula="of:=[.Y16]" office:value-type="float" office:value="11.97">
            <text:p>11.97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3890442806528">
            <text:p>11.389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4.8">
            <text:p>14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9422694817623">
            <text:p>13.9423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3">
            <text:p>11.30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0.6451111583725">
            <text:p>10.6451</text:p>
          </table:table-cell>
          <table:table-cell table:style-name="ce4" table:formula="of:=[.Y17]" office:value-type="float" office:value="11.97">
            <text:p>11.97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1.2762814659929">
            <text:p>11.2763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4.8">
            <text:p>14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3.8042272096656">
            <text:p>13.8042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3">
            <text:p>11.30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5397140181906">
            <text:p>10.5397</text:p>
          </table:table-cell>
          <table:table-cell table:style-name="ce4" table:formula="of:=[.Y18]" office:value-type="float" office:value="11.97">
            <text:p>11.97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1.1646351148444">
            <text:p>11.1646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4.8">
            <text:p>14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3.6675516927382">
            <text:p>13.6676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3">
            <text:p>11.30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4353604140501">
            <text:p>10.4354</text:p>
          </table:table-cell>
          <table:table-cell table:style-name="ce4" table:formula="of:=[.Y19]" office:value-type="float" office:value="11.97">
            <text:p>11.97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1.0540941731133">
            <text:p>11.054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4.8">
            <text:p>14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3.5322293987507">
            <text:p>13.5322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3">
            <text:p>11.30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332040013911">
            <text:p>10.3320</text:p>
          </table:table-cell>
          <table:table-cell table:style-name="ce4" table:formula="of:=[.Y20]" office:value-type="float" office:value="11.97">
            <text:p>11.97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9446476961518">
            <text:p>10.9446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4.8">
            <text:p>14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3.3982469294562">
            <text:p>13.3982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3">
            <text:p>11.30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2297425880307">
            <text:p>10.2297</text:p>
          </table:table-cell>
          <table:table-cell table:style-name="ce4" table:formula="of:=[.Y21]" office:value-type="float" office:value="11.97">
            <text:p>11.97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836284847675">
            <text:p>10.836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.167">
            <text:p>1.167</text:p>
          </table:table-cell>
          <table:table-cell office:value-type="float" office:value="10">
            <text:p>10</text:p>
          </table:table-cell>
          <table:table-cell table:formula="of:=[.C26]*1.01" office:value-type="float" office:value="1.28909402035488">
            <text:p>1.2891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174">
            <text:p>1.174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29682637523275">
            <text:p>1.2968</text:p>
          </table:table-cell>
          <table:table-cell table:style-name="ce3" office:value-type="float" office:value="15.16">
            <text:p>15.16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6.7460714212339">
            <text:p>16.746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.167">
            <text:p>1.167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27633071322265">
            <text:p>1.27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174">
            <text:p>1.174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28398651013144">
            <text:p>1.2840</text:p>
          </table:table-cell>
          <table:table-cell table:style-name="ce4" table:formula="of:=[.Y25]" office:value-type="float" office:value="15.16">
            <text:p>15.16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6.5802687338949">
            <text:p>16.5803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.167">
            <text:p>1.167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26369377546797">
            <text:p>1.263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174">
            <text:p>1.174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7127377240737">
            <text:p>1.2713</text:p>
          </table:table-cell>
          <table:table-cell table:style-name="ce4" table:formula="of:=[.Y26]" office:value-type="float" office:value="15.16">
            <text:p>15.16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6.4161076573217">
            <text:p>16.4161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.167">
            <text:p>1.167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25118195590888">
            <text:p>1.2512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174">
            <text:p>1.174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5868690337363">
            <text:p>1.2587</text:p>
          </table:table-cell>
          <table:table-cell table:style-name="ce4" table:formula="of:=[.Y27]" office:value-type="float" office:value="15.16">
            <text:p>15.16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6.2535719379423">
            <text:p>16.2536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.167">
            <text:p>1.167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23879401575137">
            <text:p>1.2388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174">
            <text:p>1.174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4622465680557">
            <text:p>1.2462</text:p>
          </table:table-cell>
          <table:table-cell table:style-name="ce4" table:formula="of:=[.Y28]" office:value-type="float" office:value="15.16">
            <text:p>15.16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6.0926454831112">
            <text:p>16.0926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.167">
            <text:p>1.167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.2265287284667">
            <text:p>1.2265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174">
            <text:p>1.174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338857988174">
            <text:p>1.2339</text:p>
          </table:table-cell>
          <table:table-cell table:style-name="ce4" table:formula="of:=[.Y29]" office:value-type="float" office:value="15.16">
            <text:p>15.16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5.933312359516">
            <text:p>15.9333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.167">
            <text:p>1.167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21438487967">
            <text:p>1.214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174">
            <text:p>1.174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22166910774">
            <text:p>1.2217</text:p>
          </table:table-cell>
          <table:table-cell table:style-name="ce4" table:formula="of:=[.Y30]" office:value-type="float" office:value="15.16">
            <text:p>15.16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5.7755567916">
            <text:p>15.77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.167">
            <text:p>1.167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202361267">
            <text:p>1.202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174">
            <text:p>1.174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209573374">
            <text:p>1.2096</text:p>
          </table:table-cell>
          <table:table-cell table:style-name="ce4" table:formula="of:=[.Y31]" office:value-type="float" office:value="15.16">
            <text:p>15.16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5.61936316">
            <text:p>15.6194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.167">
            <text:p>1.167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904567">
            <text:p>1.190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174">
            <text:p>1.174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1975974">
            <text:p>1.1976</text:p>
          </table:table-cell>
          <table:table-cell table:style-name="ce4" table:formula="of:=[.Y32]" office:value-type="float" office:value="15.16">
            <text:p>15.16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5.464716">
            <text:p>15.4647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.167">
            <text:p>1.167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17867">
            <text:p>1.178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174">
            <text:p>1.174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18574">
            <text:p>1.1857</text:p>
          </table:table-cell>
          <table:table-cell table:style-name="ce4" table:formula="of:=[.Y33]" office:value-type="float" office:value="15.16">
            <text:p>15.16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5.3116">
            <text:p>15.3116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.167">
            <text:p>1.167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.167">
            <text:p>1.167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174">
            <text:p>1.174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74">
            <text:p>1.1740</text:p>
          </table:table-cell>
          <table:table-cell table:style-name="ce4" table:formula="of:=[.Y34]" office:value-type="float" office:value="15.16">
            <text:p>15.16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5.16">
            <text:p>15.16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.167">
            <text:p>1.167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.15544554455446">
            <text:p>1.1554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174">
            <text:p>1.174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6237623762376">
            <text:p>1.1624</text:p>
          </table:table-cell>
          <table:table-cell table:style-name="ce4" table:formula="of:=[.Y35]" office:value-type="float" office:value="15.16">
            <text:p>15.16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5.009900990099">
            <text:p>15.009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.167">
            <text:p>1.167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.14400548965788">
            <text:p>1.144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174">
            <text:p>1.174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5086756200373">
            <text:p>1.1509</text:p>
          </table:table-cell>
          <table:table-cell table:style-name="ce4" table:formula="of:=[.Y36]" office:value-type="float" office:value="15.16">
            <text:p>15.16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4.8612881090089">
            <text:p>14.8613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.167">
            <text:p>1.167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13267870263156">
            <text:p>1.1327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174">
            <text:p>1.174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3947283366705">
            <text:p>1.1395</text:p>
          </table:table-cell>
          <table:table-cell table:style-name="ce4" table:formula="of:=[.Y37]" office:value-type="float" office:value="15.16">
            <text:p>15.16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4.7141466425831">
            <text:p>14.7141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.167">
            <text:p>1.167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12146406201145">
            <text:p>1.1215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174">
            <text:p>1.174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12819092442283">
            <text:p>1.1282</text:p>
          </table:table-cell>
          <table:table-cell table:style-name="ce4" table:formula="of:=[.Y38]" office:value-type="float" office:value="15.16">
            <text:p>15.16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4.5684620223595">
            <text:p>14.5685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.167">
            <text:p>1.167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.11036045743708">
            <text:p>1.1104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174">
            <text:p>1.174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11702071725032">
            <text:p>1.1170</text:p>
          </table:table-cell>
          <table:table-cell table:style-name="ce4" table:formula="of:=[.Y39]" office:value-type="float" office:value="15.16">
            <text:p>15.16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4.4242198241183">
            <text:p>14.4242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.167">
            <text:p>1.167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9936678954166">
            <text:p>1.0994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174">
            <text:p>1.174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10596110618844">
            <text:p>1.1060</text:p>
          </table:table-cell>
          <table:table-cell table:style-name="ce4" table:formula="of:=[.Y40]" office:value-type="float" office:value="15.16">
            <text:p>15.16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4.2814057664538">
            <text:p>14.2814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.167">
            <text:p>1.167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8848196984323">
            <text:p>1.0885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174">
            <text:p>1.174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09501099622618">
            <text:p>1.0950</text:p>
          </table:table-cell>
          <table:table-cell table:style-name="ce4" table:formula="of:=[.Y41]" office:value-type="float" office:value="15.16">
            <text:p>15.16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4.1400057093602">
            <text:p>14.1400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.167">
            <text:p>1.167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7770492063686">
            <text:p>1.077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174">
            <text:p>1.174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08416930319423">
            <text:p>1.0842</text:p>
          </table:table-cell>
          <table:table-cell table:style-name="ce4" table:formula="of:=[.Y42]" office:value-type="float" office:value="15.16">
            <text:p>15.16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4.0000056528319">
            <text:p>14.0000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.167">
            <text:p>1.167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06703457488798">
            <text:p>1.0670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174">
            <text:p>1.174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7343495365766">
            <text:p>1.0734</text:p>
          </table:table-cell>
          <table:table-cell table:style-name="ce4" table:formula="of:=[.Y43]" office:value-type="float" office:value="15.16">
            <text:p>15.16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3.8613917354771">
            <text:p>13.8614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.167">
            <text:p>1.167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05646987612671">
            <text:p>1.0565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174">
            <text:p>1.174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6280688480956">
            <text:p>1.0628</text:p>
          </table:table-cell>
          <table:table-cell table:style-name="ce4" table:formula="of:=[.Y44]" office:value-type="float" office:value="15.16">
            <text:p>15.16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3.7241502331456">
            <text:p>13.7242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0.68">
            <text:p>10.680</text:p>
          </table:table-cell>
          <table:table-cell office:value-type="float" office:value="10">
            <text:p>10</text:p>
          </table:table-cell>
          <table:table-cell table:formula="of:=[.C3]*1.01" office:value-type="float" office:value="11.7973642993917">
            <text:p>11.7974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2.13">
            <text:p>12.13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3.3990663812379">
            <text:p>13.3991</text:p>
          </table:table-cell>
          <table:table-cell table:style-name="ce3" office:value-type="float" office:value="11.95">
            <text:p>11.95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3.2002343986639">
            <text:p>13.2002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0.68">
            <text:p>10.6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1.680558712269">
            <text:p>11.6806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2.13">
            <text:p>12.13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3.2664023576613">
            <text:p>13.2664</text:p>
          </table:table-cell>
          <table:table-cell table:style-name="ce4" table:formula="of:=[.Y2]" office:value-type="float" office:value="11.95">
            <text:p>11.95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3.0695390085781">
            <text:p>13.0695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0.68">
            <text:p>10.6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1.5649096161079">
            <text:p>11.5649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2.13">
            <text:p>12.13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3.1350518392686">
            <text:p>13.1351</text:p>
          </table:table-cell>
          <table:table-cell table:style-name="ce4" table:formula="of:=[.Y3]" office:value-type="float" office:value="11.95">
            <text:p>11.95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9401376322556">
            <text:p>12.9401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0.68">
            <text:p>10.6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1.4504055605029">
            <text:p>11.4504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2.13">
            <text:p>12.13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3.005001821058">
            <text:p>13.0050</text:p>
          </table:table-cell>
          <table:table-cell table:style-name="ce4" table:formula="of:=[.Y4]" office:value-type="float" office:value="11.95">
            <text:p>11.95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8120174576788">
            <text:p>12.8120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0.68">
            <text:p>10.6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1.3370352084187">
            <text:p>11.3370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2.13">
            <text:p>12.13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8762394267901">
            <text:p>12.8762</text:p>
          </table:table-cell>
          <table:table-cell table:style-name="ce4" table:formula="of:=[.Y5]" office:value-type="float" office:value="11.95">
            <text:p>11.95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685165799682">
            <text:p>12.6852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0.68">
            <text:p>10.68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1.224787335068">
            <text:p>11.2248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2.13">
            <text:p>12.13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748751907713">
            <text:p>12.7488</text:p>
          </table:table-cell>
          <table:table-cell table:style-name="ce4" table:formula="of:=[.Y6]" office:value-type="float" office:value="11.95">
            <text:p>11.95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559570098695">
            <text:p>12.5596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0.68">
            <text:p>10.6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1.1136508268">
            <text:p>11.1137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2.13">
            <text:p>12.13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6225266413">
            <text:p>12.6225</text:p>
          </table:table-cell>
          <table:table-cell table:style-name="ce4" table:formula="of:=[.Y7]" office:value-type="float" office:value="11.95">
            <text:p>11.95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4352179195">
            <text:p>12.4352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0.68">
            <text:p>10.6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1.00361468">
            <text:p>11.0036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2.13">
            <text:p>12.13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49755113">
            <text:p>12.4976</text:p>
          </table:table-cell>
          <table:table-cell table:style-name="ce4" table:formula="of:=[.Y8]" office:value-type="float" office:value="11.95">
            <text:p>11.95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2.31209695">
            <text:p>12.3121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0.68">
            <text:p>10.68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0.894668">
            <text:p>10.8947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2.13">
            <text:p>12.13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2.373813">
            <text:p>12.3738</text:p>
          </table:table-cell>
          <table:table-cell table:style-name="ce4" table:formula="of:=[.Y9]" office:value-type="float" office:value="11.95">
            <text:p>11.95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2.190195">
            <text:p>12.1902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0.68">
            <text:p>10.68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0.7868">
            <text:p>10.7868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2.13">
            <text:p>12.13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2.2513">
            <text:p>12.2513</text:p>
          </table:table-cell>
          <table:table-cell table:style-name="ce4" table:formula="of:=[.Y10]" office:value-type="float" office:value="11.95">
            <text:p>11.95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2.0695">
            <text:p>12.0695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0.68">
            <text:p>10.68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0.68">
            <text:p>10.68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2.13">
            <text:p>12.13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2.13">
            <text:p>12.1300</text:p>
          </table:table-cell>
          <table:table-cell table:style-name="ce4" table:formula="of:=[.Y11]" office:value-type="float" office:value="11.95">
            <text:p>11.95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95">
            <text:p>11.95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0.68">
            <text:p>10.68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0.5742574257426">
            <text:p>10.5743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2.13">
            <text:p>12.13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2.009900990099">
            <text:p>12.0099</text:p>
          </table:table-cell>
          <table:table-cell table:style-name="ce4" table:formula="of:=[.Y12]" office:value-type="float" office:value="11.95">
            <text:p>11.95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8316831683168">
            <text:p>11.8317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0.68">
            <text:p>10.68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0.4695618076659">
            <text:p>10.4696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2.13">
            <text:p>12.13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890991079306">
            <text:p>11.8910</text:p>
          </table:table-cell>
          <table:table-cell table:style-name="ce4" table:formula="of:=[.Y13]" office:value-type="float" office:value="11.95">
            <text:p>11.95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7145377904127">
            <text:p>11.7145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0.68">
            <text:p>10.6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0.3659027798672">
            <text:p>10.3659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2.13">
            <text:p>12.13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7732584943623">
            <text:p>11.7733</text:p>
          </table:table-cell>
          <table:table-cell table:style-name="ce4" table:formula="of:=[.Y14]" office:value-type="float" office:value="11.95">
            <text:p>11.95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5985522677354">
            <text:p>11.5986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0.68">
            <text:p>10.6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0.2632700790765">
            <text:p>10.2633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2.13">
            <text:p>12.13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6566915785766">
            <text:p>11.6567</text:p>
          </table:table-cell>
          <table:table-cell table:style-name="ce4" table:formula="of:=[.Y15]" office:value-type="float" office:value="11.95">
            <text:p>11.95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4837151165697">
            <text:p>11.4837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0.68">
            <text:p>10.68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0.1616535436401">
            <text:p>10.1617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2.13">
            <text:p>12.13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5412787906699">
            <text:p>11.5413</text:p>
          </table:table-cell>
          <table:table-cell table:style-name="ce4" table:formula="of:=[.Y16]" office:value-type="float" office:value="11.95">
            <text:p>11.95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3700149669006">
            <text:p>11.37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0.68">
            <text:p>10.6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0.0610431125149">
            <text:p>10.061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2.13">
            <text:p>12.13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4270087036335">
            <text:p>11.4270</text:p>
          </table:table-cell>
          <table:table-cell table:style-name="ce4" table:formula="of:=[.Y17]" office:value-type="float" office:value="11.95">
            <text:p>11.95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1.2574405612878">
            <text:p>11.2574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0.68">
            <text:p>10.6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9.9614288242722">
            <text:p>9.9614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2.13">
            <text:p>12.13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1.3138700035976">
            <text:p>11.3139</text:p>
          </table:table-cell>
          <table:table-cell table:style-name="ce4" table:formula="of:=[.Y18]" office:value-type="float" office:value="11.95">
            <text:p>11.95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1.1459807537503">
            <text:p>11.1460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0.68">
            <text:p>10.6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9.86280081611109">
            <text:p>9.8628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2.13">
            <text:p>12.13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1.2018514887105">
            <text:p>11.2019</text:p>
          </table:table-cell>
          <table:table-cell table:style-name="ce4" table:formula="of:=[.Y19]" office:value-type="float" office:value="11.95">
            <text:p>11.95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1.0356245086636">
            <text:p>11.0356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0.68">
            <text:p>10.6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9.76514932288227">
            <text:p>9.7651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2.13">
            <text:p>12.13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1.0909420680302">
            <text:p>11.0909</text:p>
          </table:table-cell>
          <table:table-cell table:style-name="ce4" table:formula="of:=[.Y20]" office:value-type="float" office:value="11.95">
            <text:p>11.95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926360899667">
            <text:p>10.9264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0.68">
            <text:p>10.6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9.66846467612106">
            <text:p>9.668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2.13">
            <text:p>12.13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9811307604259">
            <text:p>10.9811</text:p>
          </table:table-cell>
          <table:table-cell table:style-name="ce4" table:formula="of:=[.Y21]" office:value-type="float" office:value="11.95">
            <text:p>11.95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8181791085811">
            <text:p>10.818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.167">
            <text:p>1.167</text:p>
          </table:table-cell>
          <table:table-cell office:value-type="float" office:value="10">
            <text:p>10</text:p>
          </table:table-cell>
          <table:table-cell table:formula="of:=[.C26]*1.01" office:value-type="float" office:value="1.28909402035488">
            <text:p>1.2891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2.16">
            <text:p>12.16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3.4322050450003">
            <text:p>13.4322</text:p>
          </table:table-cell>
          <table:table-cell table:style-name="ce3" office:value-type="float" office:value="1.197">
            <text:p>1.197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32223268411721">
            <text:p>1.3222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.167">
            <text:p>1.167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27633071322265">
            <text:p>1.27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2.16">
            <text:p>12.16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3.2992129158418">
            <text:p>13.2992</text:p>
          </table:table-cell>
          <table:table-cell table:style-name="ce4" table:formula="of:=[.Y25]" office:value-type="float" office:value="1.197">
            <text:p>1.197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30914127140318">
            <text:p>1.3091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.167">
            <text:p>1.167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26369377546797">
            <text:p>1.263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2.16">
            <text:p>12.16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3.1675375404375">
            <text:p>13.1675</text:p>
          </table:table-cell>
          <table:table-cell table:style-name="ce4" table:formula="of:=[.Y26]" office:value-type="float" office:value="1.197">
            <text:p>1.197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29617947663681">
            <text:p>1.2962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.167">
            <text:p>1.167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25118195590888">
            <text:p>1.2512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2.16">
            <text:p>12.16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3.0371658816212">
            <text:p>13.0372</text:p>
          </table:table-cell>
          <table:table-cell table:style-name="ce4" table:formula="of:=[.Y27]" office:value-type="float" office:value="1.197">
            <text:p>1.197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28334601647209">
            <text:p>1.2833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.167">
            <text:p>1.167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23879401575137">
            <text:p>1.2388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2.16">
            <text:p>12.16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2.9080850313082">
            <text:p>12.9081</text:p>
          </table:table-cell>
          <table:table-cell table:style-name="ce4" table:formula="of:=[.Y28]" office:value-type="float" office:value="1.197">
            <text:p>1.197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2706396202694">
            <text:p>1.2706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.167">
            <text:p>1.167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.2265287284667">
            <text:p>1.2265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2.16">
            <text:p>12.16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2.780282209216">
            <text:p>12.7803</text:p>
          </table:table-cell>
          <table:table-cell table:style-name="ce4" table:formula="of:=[.Y29]" office:value-type="float" office:value="1.197">
            <text:p>1.197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2580590299697">
            <text:p>1.2581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.167">
            <text:p>1.167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21438487967">
            <text:p>1.214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2.16">
            <text:p>12.16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2.6537447616">
            <text:p>12.6537</text:p>
          </table:table-cell>
          <table:table-cell table:style-name="ce4" table:formula="of:=[.Y30]" office:value-type="float" office:value="1.197">
            <text:p>1.197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24560299997">
            <text:p>1.24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.167">
            <text:p>1.167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202361267">
            <text:p>1.202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2.16">
            <text:p>12.16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2.52846016">
            <text:p>12.5285</text:p>
          </table:table-cell>
          <table:table-cell table:style-name="ce4" table:formula="of:=[.Y31]" office:value-type="float" office:value="1.197">
            <text:p>1.197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233270297">
            <text:p>1.2333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.167">
            <text:p>1.167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904567">
            <text:p>1.190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2.16">
            <text:p>12.16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2.404416">
            <text:p>12.4044</text:p>
          </table:table-cell>
          <table:table-cell table:style-name="ce4" table:formula="of:=[.Y32]" office:value-type="float" office:value="1.197">
            <text:p>1.197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2210597">
            <text:p>1.2211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.167">
            <text:p>1.167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17867">
            <text:p>1.178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2.16">
            <text:p>12.16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2.2816">
            <text:p>12.2816</text:p>
          </table:table-cell>
          <table:table-cell table:style-name="ce4" table:formula="of:=[.Y33]" office:value-type="float" office:value="1.197">
            <text:p>1.197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20897">
            <text:p>1.2090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.167">
            <text:p>1.167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.167">
            <text:p>1.167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2.16">
            <text:p>12.16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2.16">
            <text:p>12.1600</text:p>
          </table:table-cell>
          <table:table-cell table:style-name="ce4" table:formula="of:=[.Y34]" office:value-type="float" office:value="1.197">
            <text:p>1.197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197">
            <text:p>1.197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.167">
            <text:p>1.167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.15544554455446">
            <text:p>1.1554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2.16">
            <text:p>12.16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2.039603960396">
            <text:p>12.0396</text:p>
          </table:table-cell>
          <table:table-cell table:style-name="ce4" table:formula="of:=[.Y35]" office:value-type="float" office:value="1.197">
            <text:p>1.197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18514851485149">
            <text:p>1.1851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.167">
            <text:p>1.167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.14400548965788">
            <text:p>1.144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2.16">
            <text:p>12.16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1.9203999607882">
            <text:p>11.9204</text:p>
          </table:table-cell>
          <table:table-cell table:style-name="ce4" table:formula="of:=[.Y36]" office:value-type="float" office:value="1.197">
            <text:p>1.197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17341437114008">
            <text:p>1.1734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.167">
            <text:p>1.167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13267870263156">
            <text:p>1.1327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2.16">
            <text:p>12.16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1.8023761988002">
            <text:p>11.8024</text:p>
          </table:table-cell>
          <table:table-cell table:style-name="ce4" table:formula="of:=[.Y37]" office:value-type="float" office:value="1.197">
            <text:p>1.197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16179640706939">
            <text:p>1.1618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.167">
            <text:p>1.167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12146406201145">
            <text:p>1.1215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2.16">
            <text:p>12.16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1.685520988911">
            <text:p>11.6855</text:p>
          </table:table-cell>
          <table:table-cell table:style-name="ce4" table:formula="of:=[.Y38]" office:value-type="float" office:value="1.197">
            <text:p>1.197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15029347234593">
            <text:p>1.1503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.167">
            <text:p>1.167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.11036045743708">
            <text:p>1.1104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2.16">
            <text:p>12.16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1.5698227612981">
            <text:p>11.5698</text:p>
          </table:table-cell>
          <table:table-cell table:style-name="ce4" table:formula="of:=[.Y39]" office:value-type="float" office:value="1.197">
            <text:p>1.197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13890442806528">
            <text:p>1.1389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.167">
            <text:p>1.167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9936678954166">
            <text:p>1.0994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2.16">
            <text:p>12.16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1.4552700606912">
            <text:p>11.4553</text:p>
          </table:table-cell>
          <table:table-cell table:style-name="ce4" table:formula="of:=[.Y40]" office:value-type="float" office:value="1.197">
            <text:p>1.197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12762814659929">
            <text:p>1.1276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.167">
            <text:p>1.167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8848196984323">
            <text:p>1.0885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2.16">
            <text:p>12.16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1.3418515452388">
            <text:p>11.3419</text:p>
          </table:table-cell>
          <table:table-cell table:style-name="ce4" table:formula="of:=[.Y41]" office:value-type="float" office:value="1.197">
            <text:p>1.197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11646351148444">
            <text:p>1.1165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.167">
            <text:p>1.167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7770492063686">
            <text:p>1.077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2.16">
            <text:p>12.16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1.2295559853849">
            <text:p>11.2296</text:p>
          </table:table-cell>
          <table:table-cell table:style-name="ce4" table:formula="of:=[.Y42]" office:value-type="float" office:value="1.197">
            <text:p>1.197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10540941731133">
            <text:p>1.1054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.167">
            <text:p>1.167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06703457488798">
            <text:p>1.0670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2.16">
            <text:p>12.16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1.1183722627573">
            <text:p>11.1184</text:p>
          </table:table-cell>
          <table:table-cell table:style-name="ce4" table:formula="of:=[.Y43]" office:value-type="float" office:value="1.197">
            <text:p>1.197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09446476961518">
            <text:p>1.0945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.167">
            <text:p>1.167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05646987612671">
            <text:p>1.0565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2.16">
            <text:p>12.16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1.0082893690667">
            <text:p>11.0083</text:p>
          </table:table-cell>
          <table:table-cell table:style-name="ce4" table:formula="of:=[.Y44]" office:value-type="float" office:value="1.197">
            <text:p>1.197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0836284847675">
            <text:p>1.0836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467498">
            <text:p>1467498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2015／03／12</text:date>, <text:time>12:17:5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12T12:17:54.52</dc:date>
    <meta:editing-duration>P25DT7H10M50S</meta:editing-duration>
    <meta:editing-cycles>61</meta:editing-cycles>
    <meta:generator>OpenOffice/4.1.1$Win32 OpenOffice.org_project/411m6$Build-9775</meta:generator>
    <meta:document-statistic meta:table-count="6" meta:cell-count="3414" meta:object-count="0"/>
  </office:meta>
</office:document-meta>
</file>